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</office:automatic-styles>
  <office:body>
    <office:text>
      <text:h text:style-name="Heading_20_1" text:outline-level="1"><text:bookmark-start text:name="ockert-van-schalkwyk"/>Ockert van Schalkwyk<text:bookmark-end text:name="ockert-van-schalkwyk"/></text:h>
      <text:p text:style-name="First_20_paragraph">Software Developer<text:line-break/>Northern Cape, South Africa<text:line-break/>+27 64 000 6731<text:line-break/><text:a xlink:type="simple" xlink:href="mailto:ockert8080@gmail.com" office:name=""><text:span text:style-name="Definition">ockert8080@gmail.com</text:span></text:a><text:line-break/><text:a xlink:type="simple" xlink:href="https://www.linkedin.com/in/ockert-van-schalkwyk-b98b303a5/" office:name=""><text:span text:style-name="Definition">linkedin.com/in/ockert-van-schalkwyk-b98b303a5</text:span></text:a><text:line-break/><text:a xlink:type="simple" xlink:href="https://github.com/otvnvs" office:name=""><text:span text:style-name="Definition">github.com/otvnvs</text:span></text:a><text:line-break/><text:a xlink:type="simple" xlink:href="https://medium.com/@ockert8080" office:name=""><text:span text:style-name="Definition">medium.com/@ockert8080</text:span></text:a></text:p>
      <text:h text:style-name="Heading_20_1" text:outline-level="1"><text:bookmark-start text:name="summary"/>Summary<text:bookmark-end text:name="summary"/></text:h>
      <text:p text:style-name="First_20_paragraph">Results-driven Software Developer with over 10 years of experience in rapid web and mobile application development using low-code platforms. Expertise includes complex integrations, custom widgets, digital wallets, decentralized identity solutions, and secure systems across finance, banking, aviation, and digital identity sectors.</text:p>
      <text:h text:style-name="Heading_20_1" text:outline-level="1"><text:bookmark-start text:name="professional-experience"/>Professional Experience<text:bookmark-end text:name="professional-experience"/></text:h>
      <text:h text:style-name="Heading_20_2" text:outline-level="2"><text:bookmark-start text:name="software-engineer---vmg-labs-llc-contract"/>2025 - 2026: Software Engineer - VMG Labs LLC (Contract)<text:bookmark-end text:name="software-engineer---vmg-labs-llc-contract"/></text:h>
      <text:list text:style-name="L1">
        <text:list-item>
          <text:p text:style-name="P1"><text:span text:style-name="T1">Duties:</text:span> Research and Development; various API integrations. MCP Server and Document Intelligence.</text:p>
        </text:list-item>
        <text:list-item>
          <text:p text:style-name="P1"><text:span text:style-name="T1">Technologies:</text:span> Mendix, JavaScript, Java, Python, Groovy, SAP CPI, SAP CAP, VueJS, Azure, Xano.</text:p>
        </text:list-item>
        <text:list-item>
          <text:p text:style-name="P1"><text:span text:style-name="T1">Impact:</text:span> Developed a suite of <text:span text:style-name="T1">rapid prototypes</text:span> across diverse use cases to <text:span text:style-name="T1">drive sales demonstrations</text:span>.</text:p>
        </text:list-item>
      </text:list>
      <text:h text:style-name="Heading_20_2" text:outline-level="2"><text:bookmark-start text:name="platform-head-engineer---entidad-llc-contract"/>2021 - 2024: Platform Head Engineer - Entidad LLC (Contract)<text:bookmark-end text:name="platform-head-engineer---entidad-llc-contract"/></text:h>
      <text:list text:style-name="L2">
        <text:list-item>
          <text:p text:style-name="P2"><text:span text:style-name="T1">Duties:</text:span> Research and Development; various API integrations. Digital Wallet development; Widget Development; Mentorship.</text:p>
        </text:list-item>
        <text:list-item>
          <text:p text:style-name="P2"><text:span text:style-name="T1">Technologies:</text:span> Mendix, JavaScript, Java, Objective-C, React Native.</text:p>
        </text:list-item>
        <text:list-item>
          <text:p text:style-name="P2"><text:span text:style-name="T1">Impact:</text:span> Refined <text:span text:style-name="T1">DID verification</text:span> to secure digital wallets, resulting in <text:span text:style-name="T1">high user adoption</text:span>.</text:p>
        </text:list-item>
      </text:list>
      <text:h text:style-name="Heading_20_2" text:outline-level="2"><text:bookmark-start text:name="software-engineer---inovo-telecoms-centurion-contract"/>2021: Software Engineer - Inovo Telecoms, Centurion (Contract)<text:bookmark-end text:name="software-engineer---inovo-telecoms-centurion-contract"/></text:h>
      <text:list text:style-name="L3">
        <text:list-item>
          <text:p text:style-name="P3"><text:span text:style-name="T1">Duties:</text:span> System maintenance and upgrades.</text:p>
        </text:list-item>
        <text:list-item>
          <text:p text:style-name="P3"><text:span text:style-name="T1">Technologies:</text:span> Mendix, JavaScript, Java.</text:p>
        </text:list-item>
        <text:list-item>
          <text:p text:style-name="P3"><text:span text:style-name="T1">Impact:</text:span> Resolved <text:span text:style-name="T1">critical legacy system bottlenecks</text:span>, ensuring <text:span text:style-name="T1">high uptime</text:span> during maintenance periods.</text:p>
        </text:list-item>
      </text:list>
      <text:h text:style-name="Heading_20_2" text:outline-level="2"><text:bookmark-start text:name="software-engineer---inovo-telecoms-centurion-permanent"/>2018 - 2021: Software Engineer - Inovo Telecoms, Centurion (Permanent)<text:bookmark-end text:name="software-engineer---inovo-telecoms-centurion-permanent"/></text:h>
      <text:list text:style-name="L4">
        <text:list-item>
          <text:p text:style-name="P4"><text:span text:style-name="T1">Duties:</text:span> Design and implementation of front and back-end processes. Application monitoring solutions; Widget development; Document generation.</text:p>
        </text:list-item>
        <text:list-item>
          <text:p text:style-name="P4"><text:span text:style-name="T1">Technologies:</text:span> Mendix, JavaScript, Java, SQL, CSS/LESS/SASS, Python.</text:p>
        </text:list-item>
        <text:list-item>
          <text:p text:style-name="P4"><text:span text:style-name="T1">Impact:</text:span> Engineered <text:span text:style-name="T1">monitoring tools</text:span> resulting in enhanced fault detection and <text:span text:style-name="T1">increased uptime</text:span>.</text:p>
        </text:list-item>
      </text:list>
      <text:h text:style-name="Heading_20_2" text:outline-level="2"><text:bookmark-start text:name="software-engineer---teraco-data-environments-contract"/>2018 - 2018: Software Engineer - Teraco Data Environments (Contract)<text:bookmark-end text:name="software-engineer---teraco-data-environments-contract"/></text:h>
      <text:list text:style-name="L5">
        <text:list-item>
          <text:p text:style-name="P5"><text:span text:style-name="T1">Duties:</text:span> Development and maintenance of front and back-end processes; Widget development.</text:p>
        </text:list-item>
        <text:list-item>
          <text:p text:style-name="P5"><text:span text:style-name="T1">Technologies:</text:span> Mendix, JavaScript, CSS/LESS/SASS.</text:p>
        </text:list-item>
        <text:list-item>
          <text:p text:style-name="P5"><text:span text:style-name="T1">Impact:</text:span> Optimised <text:span text:style-name="T1">frontend widgets</text:span> to significantly <text:span text:style-name="T1">elevate agent response times</text:span>.</text:p>
        </text:list-item>
      </text:list>
      <text:h text:style-name="Heading_20_2" text:outline-level="2"><text:bookmark-start text:name="software-engineer---docqnet-systems-international-contract"/>2015 - 2018: Software Engineer - DocQnet Systems International (Contract)<text:bookmark-end text:name="software-engineer---docqnet-systems-international-contract"/></text:h>
      <text:list text:style-name="L6">
        <text:list-item>
          <text:p text:style-name="P6"><text:span text:style-name="T1">Duties:</text:span> Design, prototype, develop and maintain web applications; Widget development.</text:p>
        </text:list-item>
        <text:list-item>
          <text:p text:style-name="P6"><text:span text:style-name="T1">Technologies:</text:span> Mendix, JavaScript, CSS/LESS/SASS, C, C++, Java.</text:p>
        </text:list-item>
        <text:list-item>
          <text:p text:style-name="P6"><text:span text:style-name="T1">Impact:</text:span> Developed multiple <text:span text:style-name="T1">rapid prototypes</text:span> across various fields to <text:span text:style-name="T1">drive sales demonstrations</text:span>.</text:p>
        </text:list-item>
      </text:list>
      <text:h text:style-name="Heading_20_2" text:outline-level="2"><text:bookmark-start text:name="software-engineer---software-testing-solutions-contract"/>2014 - 2015: Software Engineer - Software Testing Solutions (Contract)<text:bookmark-end text:name="software-engineer---software-testing-solutions-contract"/></text:h>
      <text:list text:style-name="L7">
        <text:list-item>
          <text:p text:style-name="P7"><text:span text:style-name="T1">Duties:</text:span> Front and back-end process implementation; Graphics design.</text:p>
        </text:list-item>
        <text:list-item>
          <text:p text:style-name="P7"><text:span text:style-name="T1">Technologies:</text:span> Mendix, JavaScript, CSS/LESS/SASS.</text:p>
        </text:list-item>
        <text:list-item>
          <text:p text:style-name="P7"><text:span text:style-name="T1">Impact:</text:span> Enhanced <text:span text:style-name="T1">UI components</text:span> and styling to <text:span text:style-name="T1">drive client engagement</text:span> and resolve recurring defects.</text:p>
        </text:list-item>
      </text:list>
      <text:h text:style-name="Heading_20_1" text:outline-level="1"><text:bookmark-start text:name="education"/>Education<text:bookmark-end text:name="education"/></text:h>
      <text:list text:style-name="L8">
        <text:list-item>
          <text:p text:style-name="P8">2009 - 2013: NDip DataMetrics - University of South Africa</text:p>
        </text:list-item>
        <text:list-item>
          <text:p text:style-name="P8">2013 - 2014: Turning and Machining - Kupferberg Engineering Shop</text:p>
        </text:list-item>
        <text:list-item>
          <text:p text:style-name="P8">2003: High School Diploma - Namaqualand High School</text:p>
        </text:list-item>
      </text:list>
      <text:h text:style-name="Heading_20_1" text:outline-level="1"><text:bookmark-start text:name="technical-skills"/>Technical Skills<text:bookmark-end text:name="technical-skills"/></text:h>
      <text:list text:style-name="L9">
        <text:list-item>
          <text:p text:style-name="P9"><text:span text:style-name="T1">Languages:</text:span> JavaScript (ES6+), Java, Python, Groovy, C, C++, SQL, HTML5, CSS/SASS/LESS</text:p>
        </text:list-item>
        <text:list-item>
          <text:p text:style-name="P9"><text:span text:style-name="T1">Frameworks &amp; Platforms:</text:span> Mendix (Expert), React Native, VueJS, SAP CAP, Node.js</text:p>
        </text:list-item>
        <text:list-item>
          <text:p text:style-name="P9"><text:span text:style-name="T1">Cloud &amp; Backend:</text:span> Azure, SAP CPI, Xano, Document Intelligence, MCP Server</text:p>
        </text:list-item>
        <text:list-item>
          <text:p text:style-name="P9"><text:span text:style-name="T1">Specialized:</text:span> Digital Wallets, Decentralized Identity (DID), API Integrations, Widget Development</text:p>
        </text:list-item>
      </text:list>
      <text:h text:style-name="Heading_20_1" text:outline-level="1"><text:bookmark-start text:name="industries"/>Industries<text:bookmark-end text:name="industries"/></text:h>
      <text:p text:style-name="First_20_paragraph">Finance, Insurance, Credit, Aviation, Governance, Agriculture, IoT, Human Resources, Data Centre, Call Center, Retail, eCommerce, Digital Identity.</text:p>
      <text:h text:style-name="Heading_20_1" text:outline-level="1"><text:bookmark-start text:name="languages"/>Languages<text:bookmark-end text:name="languages"/></text:h>
      <text:p text:style-name="First_20_paragraph">English (Fluent) Afrikaans (Mother Tongue)</text:p>
      <text:h text:style-name="Heading_20_1" text:outline-level="1"><text:bookmark-start text:name="references"/>References<text:bookmark-end text:name="references"/></text:h>
      <text:p text:style-name="First_20_paragraph">Available upon requ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6-04-28T08:45:27Z</meta:creation-date>
    <dc:date>2026-04-28T08:45:27Z</dc:date>
  </office:meta>
</office:document-meta>
</file>